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307a" officeooo:paragraph-rsid="0010307a"/>
    </style:style>
    <style:style style:name="P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10307a" officeooo:paragraph-rsid="0010307a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010307a" officeooo:paragraph-rsid="0010307a"/>
    </style:style>
    <style:style style:name="P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10307a"/>
    </style:style>
    <style:style style:name="P5" style:family="paragraph" style:parent-style-name="Standard">
      <style:text-properties fo:language="en" fo:country="US" officeooo:rsid="0010307a" officeooo:paragraph-rsid="0011f96f"/>
    </style:style>
    <style:style style:name="P6" style:family="paragraph" style:parent-style-name="Standard">
      <style:text-properties fo:language="en" fo:country="US" officeooo:rsid="0010307a" officeooo:paragraph-rsid="0015429e"/>
    </style:style>
    <style:style style:name="P7" style:family="paragraph" style:parent-style-name="Standard">
      <style:text-properties fo:language="en" fo:country="US" officeooo:rsid="0010307a" officeooo:paragraph-rsid="00240481"/>
    </style:style>
    <style:style style:name="P8" style:family="paragraph" style:parent-style-name="Standard">
      <style:text-properties fo:language="en" fo:country="US" officeooo:rsid="0010307a" officeooo:paragraph-rsid="00244605"/>
    </style:style>
    <style:style style:name="P9" style:family="paragraph" style:parent-style-name="Standard">
      <style:text-properties fo:language="en" fo:country="US" officeooo:rsid="0010307a" officeooo:paragraph-rsid="00272435"/>
    </style:style>
    <style:style style:name="P10" style:family="paragraph" style:parent-style-name="Standard">
      <style:text-properties fo:language="en" fo:country="US" officeooo:rsid="0010307a" officeooo:paragraph-rsid="0027fe40"/>
    </style:style>
    <style:style style:name="P11" style:family="paragraph" style:parent-style-name="Standard">
      <style:text-properties fo:language="en" fo:country="US" officeooo:rsid="0010307a" officeooo:paragraph-rsid="002f8361"/>
    </style:style>
    <style:style style:name="P1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2524b5"/>
    </style:style>
    <style:style style:name="P1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31b71c"/>
    </style:style>
    <style:style style:name="P14" style:family="paragraph" style:parent-style-name="Standard">
      <style:text-properties fo:language="en" fo:country="US" officeooo:rsid="0010307a" officeooo:paragraph-rsid="0039a418"/>
    </style:style>
    <style:style style:name="P15" style:family="paragraph" style:parent-style-name="Standard">
      <style:text-properties fo:language="en" fo:country="US" officeooo:rsid="0010307a" officeooo:paragraph-rsid="003d328c"/>
    </style:style>
    <style:style style:name="P16" style:family="paragraph" style:parent-style-name="Standard">
      <style:text-properties fo:language="en" fo:country="US" officeooo:rsid="0011f96f" officeooo:paragraph-rsid="0011f96f"/>
    </style:style>
    <style:style style:name="P17" style:family="paragraph" style:parent-style-name="Standard">
      <style:text-properties fo:language="en" fo:country="US" officeooo:rsid="00170a21" officeooo:paragraph-rsid="00170a21"/>
    </style:style>
    <style:style style:name="P18" style:family="paragraph" style:parent-style-name="Standard">
      <style:text-properties fo:language="en" fo:country="US" officeooo:rsid="00170a21" officeooo:paragraph-rsid="002d172a"/>
    </style:style>
    <style:style style:name="P19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70a21" officeooo:paragraph-rsid="0029a567"/>
    </style:style>
    <style:style style:name="P20" style:family="paragraph" style:parent-style-name="Standard">
      <style:text-properties fo:language="en" fo:country="US" officeooo:rsid="00170fd4" officeooo:paragraph-rsid="00170fd4"/>
    </style:style>
    <style:style style:name="P21" style:family="paragraph" style:parent-style-name="Standard">
      <style:text-properties fo:language="en" fo:country="US" officeooo:rsid="0018a825" officeooo:paragraph-rsid="0018a825"/>
    </style:style>
    <style:style style:name="P2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7fe40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524b5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0307a" officeooo:paragraph-rsid="002524b5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70a21" officeooo:paragraph-rsid="0029a567" style:font-weight-asian="normal" style:font-weight-complex="normal"/>
    </style:style>
    <style:style style:name="P26" style:family="paragraph" style:parent-style-name="Standard">
      <style:text-properties fo:language="en" fo:country="US" officeooo:rsid="002fed0a" officeooo:paragraph-rsid="002fed0a"/>
    </style:style>
    <style:style style:name="P27" style:family="paragraph" style:parent-style-name="Standard">
      <style:text-properties fo:language="en" fo:country="US" officeooo:rsid="00198d75" officeooo:paragraph-rsid="00332599"/>
    </style:style>
    <style:style style:name="P28" style:family="paragraph" style:parent-style-name="Standard">
      <style:text-properties fo:language="en" fo:country="US" officeooo:rsid="00198d75" officeooo:paragraph-rsid="0034be8c"/>
    </style:style>
    <style:style style:name="P29" style:family="paragraph" style:parent-style-name="Standard">
      <style:text-properties fo:language="en" fo:country="US" officeooo:rsid="00332599" officeooo:paragraph-rsid="00332599"/>
    </style:style>
    <style:style style:name="P30" style:family="paragraph" style:parent-style-name="Standard">
      <style:text-properties fo:language="en" fo:country="US" officeooo:rsid="003647de" officeooo:paragraph-rsid="0039a248"/>
    </style:style>
    <style:style style:name="P31" style:family="paragraph" style:parent-style-name="Standard">
      <style:text-properties fo:language="en" fo:country="US" officeooo:rsid="003b4612" officeooo:paragraph-rsid="003b4612"/>
    </style:style>
    <style:style style:name="P3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3ede6e" officeooo:paragraph-rsid="003ede6e"/>
    </style:style>
    <style:style style:name="P33" style:family="paragraph" style:parent-style-name="Standard">
      <style:text-properties fo:language="en" fo:country="US" officeooo:rsid="0040c8ed" officeooo:paragraph-rsid="004106e1"/>
    </style:style>
    <style:style style:name="P34" style:family="paragraph" style:parent-style-name="Text_20_body">
      <style:text-properties officeooo:paragraph-rsid="003647de"/>
    </style:style>
    <style:style style:name="P35" style:family="paragraph" style:parent-style-name="Text_20_body">
      <style:text-properties officeooo:rsid="003647de" officeooo:paragraph-rsid="003647de"/>
    </style:style>
    <style:style style:name="P36" style:family="paragraph" style:parent-style-name="Standard">
      <style:text-properties fo:language="en" fo:country="US" officeooo:rsid="00332599" officeooo:paragraph-rsid="00332599"/>
    </style:style>
    <style:style style:name="P37" style:family="paragraph" style:parent-style-name="Standard">
      <style:text-properties fo:language="en" fo:country="US" officeooo:rsid="00332599" officeooo:paragraph-rsid="0034be8c"/>
    </style:style>
    <style:style style:name="P38" style:family="paragraph" style:parent-style-name="Standard">
      <style:text-properties fo:language="en" fo:country="US" officeooo:rsid="0010307a" officeooo:paragraph-rsid="002f8361"/>
    </style:style>
    <style:style style:name="P39" style:family="paragraph" style:parent-style-name="Standard">
      <style:text-properties fo:language="en" fo:country="US" officeooo:rsid="0010307a" officeooo:paragraph-rsid="004245d1"/>
    </style:style>
    <style:style style:name="P40" style:family="paragraph" style:parent-style-name="Standard">
      <style:text-properties fo:language="en" fo:country="US" officeooo:rsid="0042fb33" officeooo:paragraph-rsid="0042fb33"/>
    </style:style>
    <style:style style:name="P41" style:family="paragraph" style:parent-style-name="Standard">
      <style:text-properties fo:language="en" fo:country="US" officeooo:rsid="0042fb33" officeooo:paragraph-rsid="0043d3f1"/>
    </style:style>
    <style:style style:name="P42" style:family="paragraph" style:parent-style-name="Standard">
      <style:text-properties fo:language="en" fo:country="US" officeooo:rsid="0042fb33" officeooo:paragraph-rsid="0043de67"/>
    </style:style>
    <style:style style:name="P43" style:family="paragraph" style:parent-style-name="Standard">
      <style:text-properties fo:language="en" fo:country="US" officeooo:rsid="00170a21" officeooo:paragraph-rsid="002f8361"/>
    </style:style>
    <style:style style:name="T1" style:family="text">
      <style:text-properties officeooo:rsid="0011f96f"/>
    </style:style>
    <style:style style:name="T2" style:family="text">
      <style:text-properties officeooo:rsid="0013b7ee"/>
    </style:style>
    <style:style style:name="T3" style:family="text">
      <style:text-properties officeooo:rsid="0015429e"/>
    </style:style>
    <style:style style:name="T4" style:family="text">
      <style:text-properties officeooo:rsid="0018fdc5"/>
    </style:style>
    <style:style style:name="T5" style:family="text">
      <style:text-properties officeooo:rsid="001a084b"/>
    </style:style>
    <style:style style:name="T6" style:family="text">
      <style:text-properties officeooo:rsid="001c0210"/>
    </style:style>
    <style:style style:name="T7" style:family="text">
      <style:text-properties officeooo:rsid="001ca9f0"/>
    </style:style>
    <style:style style:name="T8" style:family="text">
      <style:text-properties officeooo:rsid="001e39c4"/>
    </style:style>
    <style:style style:name="T9" style:family="text">
      <style:text-properties officeooo:rsid="00203730"/>
    </style:style>
    <style:style style:name="T10" style:family="text">
      <style:text-properties officeooo:rsid="0020423b"/>
    </style:style>
    <style:style style:name="T11" style:family="text">
      <style:text-properties officeooo:rsid="00222e48"/>
    </style:style>
    <style:style style:name="T12" style:family="text">
      <style:text-properties officeooo:rsid="00233b2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4605" style:font-weight-asian="bold" style:font-weight-complex="bold"/>
    </style:style>
    <style:style style:name="T15" style:family="text">
      <style:text-properties fo:font-weight="bold" officeooo:rsid="002524b5" style:font-weight-asian="bold" style:font-weight-complex="bold"/>
    </style:style>
    <style:style style:name="T16" style:family="text">
      <style:text-properties fo:font-weight="bold" officeooo:rsid="002593b1" style:font-weight-asian="bold" style:font-weight-complex="bold"/>
    </style:style>
    <style:style style:name="T17" style:family="text">
      <style:text-properties fo:font-weight="bold" officeooo:rsid="002abc6f" style:font-weight-asian="bold" style:font-weight-complex="bold"/>
    </style:style>
    <style:style style:name="T18" style:family="text">
      <style:text-properties fo:font-weight="bold" officeooo:rsid="002f8361" style:font-weight-asian="bold" style:font-weight-complex="bold"/>
    </style:style>
    <style:style style:name="T19" style:family="text">
      <style:text-properties fo:font-weight="bold" officeooo:rsid="0031b71c" style:font-weight-asian="bold" style:font-weight-complex="bold"/>
    </style:style>
    <style:style style:name="T20" style:family="text">
      <style:text-properties fo:font-weight="bold" officeooo:rsid="00332599" style:font-weight-asian="bold" style:font-weight-complex="bold"/>
    </style:style>
    <style:style style:name="T21" style:family="text">
      <style:text-properties fo:font-weight="bold" officeooo:rsid="004106e1" style:font-weight-asian="bold" style:font-weight-complex="bold"/>
    </style:style>
    <style:style style:name="T22" style:family="text">
      <style:text-properties fo:font-weight="bold" officeooo:rsid="004245d1" style:font-weight-asian="bold" style:font-weight-complex="bold"/>
    </style:style>
    <style:style style:name="T23" style:family="text">
      <style:text-properties fo:font-weight="bold" officeooo:rsid="0043d3f1" style:font-weight-asian="bold" style:font-weight-complex="bold"/>
    </style:style>
    <style:style style:name="T24" style:family="text">
      <style:text-properties fo:font-weight="bold" officeooo:rsid="0043de67" style:font-weight-asian="bold" style:font-weight-complex="bold"/>
    </style:style>
    <style:style style:name="T25" style:family="text">
      <style:text-properties officeooo:rsid="00244605"/>
    </style:style>
    <style:style style:name="T26" style:family="text">
      <style:text-properties officeooo:rsid="002524b5"/>
    </style:style>
    <style:style style:name="T27" style:family="text">
      <style:text-properties officeooo:rsid="002593b1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 fo:font-weight="bold" officeooo:rsid="002593b1" style:font-weight-asian="bold" style:font-weight-complex="bold"/>
    </style:style>
    <style:style style:name="T30" style:family="text">
      <style:text-properties officeooo:rsid="0026ac0d"/>
    </style:style>
    <style:style style:name="T31" style:family="text">
      <style:text-properties officeooo:rsid="00272435"/>
    </style:style>
    <style:style style:name="T32" style:family="text">
      <style:text-properties officeooo:rsid="0027fe40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524b5" style:font-weight-asian="normal" style:font-weight-complex="normal"/>
    </style:style>
    <style:style style:name="T35" style:family="text">
      <style:text-properties fo:font-weight="normal" officeooo:rsid="0027fe40" style:font-weight-asian="normal" style:font-weight-complex="normal"/>
    </style:style>
    <style:style style:name="T36" style:family="text">
      <style:text-properties fo:font-weight="normal" officeooo:rsid="00244605" style:font-weight-asian="normal" style:font-weight-complex="normal"/>
    </style:style>
    <style:style style:name="T37" style:family="text">
      <style:text-properties fo:font-weight="normal" officeooo:rsid="0031b71c" style:font-weight-asian="normal" style:font-weight-complex="normal"/>
    </style:style>
    <style:style style:name="T38" style:family="text">
      <style:text-properties officeooo:rsid="0029a567"/>
    </style:style>
    <style:style style:name="T39" style:family="text">
      <style:text-properties officeooo:rsid="002abc6f"/>
    </style:style>
    <style:style style:name="T40" style:family="text">
      <style:text-properties fo:language="uk" fo:country="UA" officeooo:rsid="002b946a"/>
    </style:style>
    <style:style style:name="T41" style:family="text">
      <style:text-properties officeooo:rsid="002b946a"/>
    </style:style>
    <style:style style:name="T42" style:family="text">
      <style:text-properties officeooo:rsid="002d172a"/>
    </style:style>
    <style:style style:name="T43" style:family="text">
      <style:text-properties officeooo:rsid="002da7be"/>
    </style:style>
    <style:style style:name="T44" style:family="text">
      <style:text-properties officeooo:rsid="002f8361"/>
    </style:style>
    <style:style style:name="T45" style:family="text">
      <style:text-properties officeooo:rsid="002fed0a"/>
    </style:style>
    <style:style style:name="T46" style:family="text">
      <style:text-properties officeooo:rsid="0031b71c"/>
    </style:style>
    <style:style style:name="T47" style:family="text">
      <style:text-properties officeooo:rsid="00332599"/>
    </style:style>
    <style:style style:name="T48" style:family="text">
      <style:text-properties officeooo:rsid="0034be8c"/>
    </style:style>
    <style:style style:name="T49" style:family="text">
      <style:text-properties officeooo:rsid="0037edd0"/>
    </style:style>
    <style:style style:name="T50" style:family="text">
      <style:text-properties officeooo:rsid="0039a248"/>
    </style:style>
    <style:style style:name="T51" style:family="text">
      <style:text-properties officeooo:rsid="003b4612"/>
    </style:style>
    <style:style style:name="T52" style:family="text">
      <style:text-properties officeooo:rsid="0010307a"/>
    </style:style>
    <style:style style:name="T53" style:family="text">
      <style:text-properties officeooo:rsid="003ede6e"/>
    </style:style>
    <style:style style:name="T54" style:family="text">
      <style:text-properties officeooo:rsid="004106e1"/>
    </style:style>
    <style:style style:name="T55" style:family="text">
      <style:text-properties officeooo:rsid="004245d1"/>
    </style:style>
    <style:style style:name="T56" style:family="text">
      <style:text-properties officeooo:rsid="0043d3f1"/>
    </style:style>
    <style:style style:name="T57" style:family="text">
      <style:text-properties officeooo:rsid="0043de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ake_minimum_required(VERSION 3.10)</text:p>
      <text:p text:style-name="P1">Version may be a range: VERSION 3.1...3.15</text:p>
      <text:p text:style-name="P1"/>
      <text:p text:style-name="P1">project(MyProject VERSION 1.0</text:p>
      <text:p text:style-name="P1"><text:s text:c="18"/>DESCRIPTION "Very nice project"</text:p>
      <text:p text:style-name="P1"><text:s text:c="18"/>LANGUAGES CXX)</text:p>
      <text:p text:style-name="P16">This also creates vars. MyProject_VERSION and PROJECT_VERSION. PROJECT_NAME <text:span text:style-name="T2">will be set “MyProject”. </text:span><text:span text:style-name="T53">Mandatory is only 1-st arg.(MyProject).</text:span></text:p>
      <text:p text:style-name="P1"/>
      <text:h text:style-name="Heading_20_1" text:outline-level="1">Local variables</text:h>
      <text:p text:style-name="P3">set(VAR_NAME “value”) – defining local variables</text:p>
      <text:p text:style-name="P2">option(VAR_NAME “ON”) – defining boolean local var.</text:p>
      <text:p text:style-name="P32">${VAR_NAME} or <text:span text:style-name="T28">“</text:span>${VAR_NAME}<text:span text:style-name="T28">”</text:span>– getting value. “” are not mandatory, but VAR_NAME should NOT contain spaces. So “” ensure that everything will work even with spaces</text:p>
      <text:p text:style-name="P2">set(ENV{variable_name} value) and get $ENV{variable_name} – accessing environment variables</text:p>
      <text:p text:style-name="P1"/>
      <text:h text:style-name="Heading_20_1" text:outline-level="1">Properties</text:h>
      <text:p text:style-name="P1">Similar to local vars., but are “attached” to some target.</text:p>
      <text:p text:style-name="P1">Many target properties are initialized from a matching variable with CMAKE_???</text:p>
      <text:p text:style-name="P1"/>
      <text:p text:style-name="P15">set_target_properties(TargetName PROPERTIES CXX_STANDARD 11)</text:p>
      <text:p text:style-name="P1">set_property(TARGET TargetName PROPERTY CXX_STANDARD 11)</text:p>
      <text:p text:style-name="P1"/>
      <text:p text:style-name="P31">get_target_property(<text:span text:style-name="T52">ResultVariable TargetName </text:span>PropertyName)</text:p>
      <text:p text:style-name="P14">get_property(ResultVariable TARGET TargetName PROPERTY <text:span text:style-name="T51">PropertyName</text:span>)</text:p>
      <text:p text:style-name="P1"/>
      <text:h text:style-name="Heading_20_1" text:outline-level="1">Useful local vars. and props.</text:h>
      <text:p text:style-name="P4">PROJECT_BINARY_DIR – <text:span text:style-name="T9">path to build dir.</text:span></text:p>
      <text:p text:style-name="P4">CMAKE_SOURCE_DIR – <text:span text:style-name="T11">path from where top-most CMakeLists was “invoked”</text:span></text:p>
      <text:p text:style-name="P4">CMAKE_CURRENT_SOURCE_DIR – <text:span text:style-name="T11">where cmake is currently working; useful when added sub directory(with own CMakeLists)</text:span></text:p>
      <text:p text:style-name="P13">INCLUDE_DIRECTORIES, INTERFACE_INCLUDE_DIRECTORIES - ;-<text:span text:style-name="T46">separated lists of target’s inc. dirs. May be populated by </text:span><text:span text:style-name="T33">target_include_directories</text:span><text:span text:style-name="T37">(..)</text:span><text:span text:style-name="T19"> (see below)</text:span></text:p>
      <text:p text:style-name="P12"><text:span text:style-name="T36">STATIC_LIBRARY_OPTIONS - ;-</text:span><text:span text:style-name="T34">separate list of linker options for STATIC library</text:span></text:p>
      <text:p text:style-name="P24">INTERFACE_LINK_OPTIONS – <text:span text:style-name="T26">public link-options required for a library, may be populated by target_link_options(…) - </text:span><text:span text:style-name="T15">see below</text:span><text:span text:style-name="T26">. Not for STATIC libraries.</text:span></text:p>
      <text:p text:style-name="P23">LINK_OPTIONS – <text:span text:style-name="T27">link options for executable or shared lib. Not for static library. </text:span><text:span text:style-name="T16">See</text:span><text:span text:style-name="T27"> target_link_option(..) </text:span><text:span text:style-name="T16">below</text:span><text:span text:style-name="T27">.</text:span></text:p>
      <text:p text:style-name="P22">INTERFACE_COMPILE_DEFINITIONS, COMPILE_DEFINITIONS – <text:span text:style-name="T32">similar to above, list of defines (like #define x in code).</text:span></text:p>
      <text:p text:style-name="P22">INTERFACE_LINK_DIRECTORIES, LINK_DIRECTORIES – <text:span text:style-name="T32">similar to above, list of paths where to search libraries.</text:span></text:p>
      <text:p text:style-name="P22"><text:soft-page-break/><text:span text:style-name="T13">CMAKE_PREFIX_PATH</text:span> – <text:span text:style-name="T44">path where find_package(), find_program(), find_library(), find_file(), and find_path() will search artifacts(</text:span><text:span text:style-name="T18">every may append <text:s/>bin, lib, include etc.</text:span><text:span text:style-name="T44">).</text:span></text:p>
      <text:p text:style-name="P19"><text:span text:style-name="T38">CMAKE_LIBRARY_PATH – ;-separate list of paths where find_library(…) should search library. </text:span><text:span text:style-name="T17">Should be set by project</text:span><text:span text:style-name="T39">.</text:span></text:p>
      <text:p text:style-name="P19">CMAKE_SYSTEM_LIBRARY_PATH – ;-<text:span text:style-name="T39">separate list of platform specific paths where find_library(...) should search library. </text:span><text:span text:style-name="T17">Do not modify it in project. </text:span></text:p>
      <text:p text:style-name="P25"><text:span text:style-name="T39">DEBUG_CONFIGURATIONS - ;-</text:span><text:span text:style-name="T42">separate list of configuration names which should be treated as debug configs. </text:span><text:span text:style-name="T43">Used by target_link_libraries().</text:span></text:p>
      <text:p text:style-name="P19"><text:span text:style-name="T17"/></text:p>
      <text:h text:style-name="Heading_20_1" text:outline-level="1">Generator expression($&lt;KEYWORD:value&gt;)</text:h>
      <text:p text:style-name="P27"><text:span text:style-name="T47">Ha 2 forms: </text:span>$&lt;KEYWORD&gt; <text:span text:style-name="T47">and</text:span> $&lt;KEYWORD:value&gt;. Are evaluated at “<text:span text:style-name="T47">build</text:span>“ or <text:span text:style-name="T13">“install”</text:span> time – <text:span text:style-name="T20">this is their advantage</text:span><text:span text:style-name="T47"> over local vars. and target’s props.</text:span></text:p>
      <text:p text:style-name="P29">In 1st form KEYWORD is substituted by actual value – works like props. But even during “install”.</text:p>
      <text:p text:style-name="P29">In 2nd form semantics are:</text:p>
      <text:p text:style-name="P27"><text:span text:style-name="T48">1) </text:span><text:span text:style-name="T47">if KEYWORD like True → return value.</text:span></text:p>
      <text:p text:style-name="P28"><text:span text:style-name="T48">2) </text:span><text:span text:style-name="T47">if KEYWORD == value → return true, example </text:span><text:span text:style-name="T48">of adding a flag but only for Debug</text:span><text:span text:style-name="T47">:</text:span></text:p>
      <text:p text:style-name="P37"><text:tab/>target_compile_options(MyTarget PRIVATE "$&lt;$&lt;CONFIG:Debug&gt;:--my-flag&gt;")</text:p>
      <text:p text:style-name="P30">3) KEYWORK – operation, value argument(or ,-separated list). <text:span text:style-name="T50">Example:</text:span></text:p>
      <text:p text:style-name="P30"><text:tab/> $&lt;EQUAL:<text:span text:style-name="T49">${x}</text:span>,<text:span text:style-name="T49">${y}</text:span>&gt; - <text:span text:style-name="T50">returns True if x == y.</text:span></text:p>
      <text:h text:style-name="Heading_20_2" text:outline-level="2">Useful examples</text:h>
      <text:p text:style-name="P35">Use different include dirs. for building and after installation.</text:p>
      <text:p text:style-name="P34">target_include_directories(my_library PUBLIC</text:p>
      <text:p text:style-name="P34"><text:tab/>$&lt;<text:span text:style-name="T13">BUILD_INTERFACE</text:span>:${CMAKE_CURRENT_SOURCE_DIR}/include&gt;</text:p>
      <text:p text:style-name="P34"><text:tab/>$&lt;<text:span text:style-name="T13">INSTALL_INTERFACE</text:span>:include&gt;)</text:p>
      <text:h text:style-name="Heading_20_1" text:outline-level="1">Useful commands</text:h>
      <text:p text:style-name="P1"><text:span text:style-name="T13">add_executable</text:span>(one two.cpp three.h)</text:p>
      <text:p text:style-name="P1"><text:span text:style-name="T13">add_library</text:span>(one STATIC two.cpp three.h) – <text:span text:style-name="T1">or </text:span>STATIC, SHARED, MODULE</text:p>
      <text:p text:style-name="P1"/>
      <text:p text:style-name="P7"><text:span text:style-name="T13">add_subdirectory</text:span><text:span text:style-name="T8">(source_dir [binary_dir] [EXCLUDE_FROM_ALL] [SYSTEM]) – </text:span><text:span text:style-name="T9">add dir. with it’s own CMakeLists.txt and sources to the build. <text:s/></text:span><text:span text:style-name="T8">binary_dir – </text:span><text:span text:style-name="T9">path(relative to build dir. or absolute) where to build this sub. dir. <text:s/></text:span><text:span text:style-name="T8">EXCLUDE_FROM_ALL </text:span><text:span text:style-name="T10">excludes targets from sub. dir. from ALL targets of parent CMakeLists – this subdir should be build separately.</text:span></text:p>
      <text:p text:style-name="P1"/>
      <text:p text:style-name="P5"><text:span text:style-name="T13">target_include_directories</text:span>(<text:span text:style-name="T12">target_1</text:span> PUBLIC inc)</text:p>
      <text:p text:style-name="P5">- <text:span text:style-name="T1">PUBLIC – “inc” will be visible to dependent target</text:span><text:span text:style-name="T12">s</text:span><text:span text:style-name="T1">(project</text:span><text:span text:style-name="T12">s</text:span><text:span text:style-name="T1">)</text:span></text:p>
      <text:p text:style-name="P5">- <text:span text:style-name="T1">PRIVATE – “inc” is visible only to target</text:span><text:span text:style-name="T12">_1</text:span></text:p>
      <text:p text:style-name="P5">- <text:span text:style-name="T1">INTERFACE – only needed for dependent target. </text:span><text:span text:style-name="T12">Used when building library and defining in which header API resides.</text:span></text:p>
      <text:p text:style-name="P5">PRIVATE and PUBLIC populate INCLUDE_DIRECTORIES property of &lt;target&gt;. PUBLIC and INTERFACE – INTERFACE_INCLUDE_DIRECTORIES.</text:p>
      <text:p text:style-name="P6"><text:soft-page-break/><text:span text:style-name="T13">include_directories</text:span>(<text:span text:style-name="T12">inc</text:span><text:span text:style-name="T3">) – “</text:span><text:span text:style-name="T12">inc</text:span><text:span text:style-name="T3">” </text:span><text:span text:style-name="T12">will be visible to all targets in current CMakeLists and added(below this statement) sub directories.</text:span></text:p>
      <text:p text:style-name="P5"/>
      <text:p text:style-name="P5">target_sources(&lt;target&gt; &lt;INTERFACE|PUBLIC|PRIVATE&gt; [items1...]</text:p>
      <text:p text:style-name="P5">&lt;INTERFACE|PUBLIC|PRIVATE&gt; [items2...] …) - <text:span text:style-name="T29">what is this??</text:span></text:p>
      <text:p text:style-name="P5"/>
      <text:p text:style-name="P5"><text:span text:style-name="T13">target_compile_definitions</text:span>(&lt;target&gt; &lt;INTERFACE|PUBLIC|PRIVATE&gt; <text:span text:style-name="T31">x y=1</text:span></text:p>
      <text:p text:style-name="P5">&lt;INTERFACE|PUBLIC|PRIVATE&gt; [items2...] …) - <text:span text:style-name="T31">like #define x in code, adds -D arguments to compiler command line. <text:s/></text:span><text:span text:style-name="T32">PRIVATE and PUBLIC populate property </text:span><text:span text:style-name="T31">COMPILE_DEFINITIONS, </text:span><text:span text:style-name="T32">PUBLIC and INTERFACE - INTERFACE_COMPILE_DEFINITIONS</text:span></text:p>
      <text:p text:style-name="P9"><text:span text:style-name="T13">add_compile_definitions</text:span>(ARM_MATH_CM4 ARM_MATH_MATRIX_CHECK<text:span text:style-name="T2">)</text:span></text:p>
      <text:p text:style-name="P9"><text:span text:style-name="T13">add_definitions</text:span>(-DSTM32 -DSTM32F1<text:span text:style-name="T2">) – </text:span><text:span text:style-name="T30">do not use </text:span><text:span text:style-name="T31">this, it is legacy</text:span></text:p>
      <text:p text:style-name="P5"/>
      <text:p text:style-name="P8"><text:span text:style-name="T13">target_compile_options</text:span>(MyTarget PRIVATE "$&lt;$&lt;CONFIG:Debug&gt;:--my-flag&gt;")</text:p>
      <text:p text:style-name="P5"><text:span text:style-name="T13">add_compile_options</text:span>(-mcpu=cortex-m3 -mthumb)</text:p>
      <text:p text:style-name="P5"/>
      <text:p text:style-name="P5"><text:span text:style-name="T14">target_link_options</text:span><text:span text:style-name="T25">(</text:span>&lt;target&gt; [BEFORE] &lt;INTERFACE|PUBLIC|PRIVATE&gt; [items1…<text:span text:style-name="T25">]</text:span> [&lt;INTERFACE|PUBLIC|PRIVATE&gt; [items2...] …<text:span text:style-name="T25">) - </text:span><text:span text:style-name="T14">not for STATIC library</text:span><text:span text:style-name="T25">, use set_target_property(</text:span><text:span text:style-name="T14">STATIC_LIBRARY_OPTIONS</text:span><text:span text:style-name="T25">, …) instead. </text:span><text:span text:style-name="T26">BEFORE means prepend(not append) new options. </text:span><text:span text:style-name="T27">PRIVATE and PUBLIC populate LINK_OPTIONS, PUBLIC and INTERFACE – INTERFACE_LINK_OPTIONS.</text:span></text:p>
      <text:p text:style-name="P5"><text:span text:style-name="T13">add_link_options</text:span>(-mcpu=cortex-m3 -mthumb)</text:p>
      <text:p text:style-name="P5"/>
      <text:p text:style-name="P5"><text:span text:style-name="T13">target_link_directories</text:span>(&lt;target&gt; [BEFORE] &lt;INTERFACE|PUBLIC|PRIVATE&gt; [items1...]</text:p>
      <text:p text:style-name="P10">&lt;INTERFACE|PUBLIC|PRIVATE&gt; [items2...] …) - <text:span text:style-name="T32">absolute or relative paths where to search libraries. Populate properties </text:span><text:span text:style-name="T34">INTERFACE_LINK_DIRECTORIES </text:span><text:span text:style-name="T35">and</text:span><text:span text:style-name="T34"> LINK_DIRECTORIES.</text:span></text:p>
      <text:p text:style-name="P10"><text:span text:style-name="T15">link_directories</text:span><text:span text:style-name="T34">([AFTER|BEFORE] directory1 [directory2 ...])</text:span></text:p>
      <text:p text:style-name="P10"><text:span text:style-name="T34"/></text:p>
      <text:p text:style-name="P18"><text:span text:style-name="T13">find_library</text:span>(<text:span text:style-name="T38">var_to_store</text:span> <text:span text:style-name="T38">libname [path1 path2 …]</text:span>) - <text:span text:style-name="T38">search library “libname” in specified paths or CMAKE_LIBRARY_PATH</text:span><text:span text:style-name="T40">, </text:span>CMAKE_SYSTEM_LIBRARY_PATH, CMAKE_PREFIX_PATH<text:span text:style-name="T38"> variable</text:span><text:span text:style-name="T41">s</text:span><text:span text:style-name="T38">.</text:span></text:p>
      <text:p text:style-name="P17"/>
      <text:p text:style-name="P17"><text:span text:style-name="T13">target_link_libraries</text:span>(MyTarget <text:span text:style-name="T43">item1 item2 …</text:span>) - <text:span text:style-name="T43">spec. what libraries to use while linking. Each item may be: target name(defined in this CMakeLists), full path or just name of a library(even without extension).</text:span></text:p>
      <text:p text:style-name="P17"><text:span text:style-name="T13">link_libraries</text:span><text:span text:style-name="T43">(...)</text:span></text:p>
      <text:p text:style-name="P17"/>
      <text:p text:style-name="P17">find_package<text:span text:style-name="T5">(???)</text:span></text:p>
      <text:p text:style-name="P17"/>
      <text:p text:style-name="P33"><text:span text:style-name="T13">install</text:span>(TARGET TargetName PUBLIC_HEADER) – <text:span text:style-name="T54">the simplest form, resulting .exe/.lib, will be placed in “bin”/”lib” subdir. Public headers will be in “include” subdir. </text:span><text:span text:style-name="T13">TargetName </text:span><text:span text:style-name="T21">should have property </text:span><text:span text:style-name="T13">PUBLIC_HEADER</text:span> <text:span text:style-name="T54">with a list of public headers.</text:span></text:p>
      <text:p text:style-name="P17"/>
      <text:p text:style-name="P39"><text:span text:style-name="T22">f</text:span><text:span text:style-name="T13">ile</text:span>(...<text:span text:style-name="T55">) - search/read/write/convert/etc. files and dirs.</text:span></text:p>
      <text:p text:style-name="P40">1) List files/dirs. which match globbing expression (with *, ? wildcards):</text:p>
      <text:p text:style-name="P40"><text:s/>file({GLOB or GLOB_RECURSE} <text:span text:style-name="T56">ResultVar </text:span><text:s/>[LIST_DIRECTORIES true|false] [RELATIVE &lt;path&gt;] [CONFIGURE_DEPENDS] &lt;globbing-expressions&gt;…)</text:p>
      <text:p text:style-name="P42"><text:span text:style-name="T13">LIST_DIRECTORIES</text:span> – <text:span text:style-name="T57">default </text:span><text:span text:style-name="T24">true</text:span><text:span text:style-name="T57"> for GLOB, default </text:span><text:span text:style-name="T24">false</text:span><text:span text:style-name="T57"> for <text:s/></text:span>GLOB_RECURSE</text:p>
      <text:p text:style-name="P41"><text:span text:style-name="T13">GLOB_RECURSE</text:span> – <text:span text:style-name="T56">go recursively deeper, has no-value opt. flag </text:span>FOLLOW_SYMLINKS.</text:p>
      <text:p text:style-name="P41"><text:soft-page-break/><text:span text:style-name="T13">RELATIVE</text:span> &lt;path&gt; - <text:span text:style-name="T56">results will be “relativised” to &lt;path&gt;.</text:span></text:p>
      <text:p text:style-name="P41"><text:span text:style-name="T13">CONFIGURE_DEPENDS</text:span> – <text:span text:style-name="T56">flag which trigger re-list files before build. This was invented not to list all sources manually. </text:span><text:span text:style-name="T23">It may not work on some generators.</text:span></text:p>
      <text:p text:style-name="P11"/>
      <text:p text:style-name="P11">add_custom_command(TARGET ${PROJECT_NAME}.elf POST_BUILD</text:p>
      <text:p text:style-name="P11"><text:s text:c="8"/>COMMAND ${CMAKE_OBJCOPY} -Oihex $&lt;TARGET_FILE:${PROJECT_NAME}.elf&gt; ${HEX_FILE}</text:p>
      <text:p text:style-name="P11"/>
      <text:p text:style-name="P43"/>
      <text:h text:style-name="Heading_20_1" text:outline-level="1">Generating script for build tool</text:h>
      <text:p text:style-name="P17">Generate inputs for make(or other build tool). Here I define path to sources(actually folder with CMakeLists.txt, sources are defined there) and build dir.</text:p>
      <text:p text:style-name="P17"/>
      <text:p text:style-name="P17">cmake -S ./src -B ./build</text:p>
      <text:p text:style-name="P20"/>
      <text:p text:style-name="P20">Choose desired tool by adding -G"MinGW Makefiles"</text:p>
      <text:p text:style-name="P20"/>
      <text:p text:style-name="P21">Specify option by adding -DCMAKE_BUILD_TYPE=Debug – sets CMAKE_BUILD_TYPE=”Debug”</text:p>
      <text:p text:style-name="P21"/>
      <text:p text:style-name="P21"><text:span text:style-name="T13">Other useful options</text:span>:</text:p>
      <text:p text:style-name="P21">- CMAKE_INSTALL_PREFIX – path to “install” directory</text:p>
      <text:p text:style-name="P21">- BUILD_TESTING – “<text:span text:style-name="T4">ON</text:span>”/”<text:span text:style-name="T4">OFF</text:span>”???, <text:span text:style-name="T4">some test tools use this</text:span></text:p>
      <text:p text:style-name="P21">- CMAKE_MODULE_PATH - ; <text:span text:style-name="T6">separated paths (with /) where to search cmake modules(for include() or find_package()). </text:span><text:span text:style-name="T7">No need to spec. path to default modules, if no custom modules – it is “”.</text:span></text:p>
      <text:p text:style-name="P21"/>
      <text:h text:style-name="Heading_20_1" text:outline-level="1">Build<text:span text:style-name="T45">ing</text:span></text:h>
      <text:p text:style-name="P17">cmake --build ./build</text:p>
      <text:p text:style-name="P26">VS toolchain allow “--config Debug” option to define configuration right before building. Other may require build type(see above) for generation phase.</text:p>
      <text:p text:style-name="P17"/>
      <text:h text:style-name="Heading_20_1" text:outline-level="1">Installing</text:h>
      <text:p text:style-name="P26">cmake --install ./build --prefix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7:53:17.090000000</meta:creation-date>
    <dc:date>2024-06-05T17:59:44.695000000</dc:date>
    <meta:editing-duration>PT7H51S</meta:editing-duration>
    <meta:editing-cycles>33</meta:editing-cycles>
    <meta:generator>LibreOffice/7.6.3.2$Windows_X86_64 LibreOffice_project/29d686fea9f6705b262d369fede658f824154cc0</meta:generator>
    <meta:document-statistic meta:table-count="0" meta:image-count="0" meta:object-count="0" meta:page-count="4" meta:paragraph-count="97" meta:word-count="949" meta:character-count="8088" meta:non-whitespace-character-count="7150"/>
  </office:meta>
</office:document-meta>
</file>